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4d69" officeooo:paragraph-rsid="000a4d69" style:font-size-asian="14pt" style:font-size-complex="16pt"/>
    </style:style>
    <style:style style:name="P2" style:family="paragraph" style:parent-style-name="Standard">
      <style:paragraph-properties fo:text-align="start" style:justify-single-word="false"/>
      <style:text-properties fo:font-size="14pt" officeooo:rsid="000a4d69" officeooo:paragraph-rsid="000a4d69" style:font-size-asian="12.25pt" style:font-size-complex="14pt"/>
    </style:style>
    <style:style style:name="P3" style:family="paragraph" style:parent-style-name="Standard">
      <style:paragraph-properties fo:text-align="center" style:justify-single-word="false"/>
      <style:text-properties fo:font-size="14pt" officeooo:rsid="000a4d69" officeooo:paragraph-rsid="000a4d69" style:font-size-asian="14pt" style:font-size-complex="14pt"/>
    </style:style>
    <style:style style:name="P4" style:family="paragraph" style:parent-style-name="Standard">
      <style:paragraph-properties fo:text-align="start" style:justify-single-word="false"/>
      <style:text-properties fo:font-size="14pt" officeooo:rsid="000ae4d3" officeooo:paragraph-rsid="000ae4d3" style:font-size-asian="14pt" style:font-size-complex="14pt"/>
    </style:style>
    <style:style style:name="P5" style:family="paragraph" style:parent-style-name="Standard">
      <style:paragraph-properties fo:text-align="start" style:justify-single-word="false"/>
      <style:text-properties fo:font-size="14pt" officeooo:rsid="000d71be" officeooo:paragraph-rsid="000d71be" style:font-size-asian="12.25pt" style:font-size-complex="14pt"/>
    </style:style>
    <style:style style:name="P6" style:family="paragraph" style:parent-style-name="Standard">
      <style:paragraph-properties fo:text-align="start" style:justify-single-word="false"/>
      <style:text-properties fo:font-size="16pt" officeooo:rsid="000ae4d3" officeooo:paragraph-rsid="000ae4d3" style:font-size-asian="16pt" style:font-size-complex="16pt"/>
    </style:style>
    <style:style style:name="P7" style:family="paragraph" style:parent-style-name="Standard">
      <style:paragraph-properties fo:text-align="center" style:justify-single-word="false"/>
      <style:text-properties fo:font-size="16pt" officeooo:rsid="000a4d69" officeooo:paragraph-rsid="000a4d69" style:font-size-asian="16pt" style:font-size-complex="16pt"/>
    </style:style>
    <style:style style:name="P8" style:family="paragraph" style:parent-style-name="Standard">
      <style:paragraph-properties fo:text-align="start" style:justify-single-word="false"/>
      <style:text-properties fo:font-size="16pt" officeooo:rsid="000bbf45" officeooo:paragraph-rsid="000bbf45" style:font-size-asian="16pt" style:font-size-complex="16pt"/>
    </style:style>
    <style:style style:name="P9" style:family="paragraph" style:parent-style-name="Standard">
      <style:paragraph-properties fo:text-align="start" style:justify-single-word="false"/>
      <style:text-properties fo:font-size="16pt" officeooo:rsid="000d71be" officeooo:paragraph-rsid="000d71be" style:font-size-asian="16pt" style:font-size-complex="16pt"/>
    </style:style>
    <style:style style:name="P10" style:family="paragraph" style:parent-style-name="Standard">
      <style:paragraph-properties fo:text-align="start" style:justify-single-word="false"/>
      <style:text-properties fo:font-size="16pt" officeooo:rsid="000ecfef" officeooo:paragraph-rsid="000ecfef" style:font-size-asian="14pt" style:font-size-complex="16pt"/>
    </style:style>
    <style:style style:name="P11" style:family="paragraph" style:parent-style-name="Standard">
      <style:paragraph-properties fo:text-align="start" style:justify-single-word="false"/>
      <style:text-properties fo:font-size="16pt" officeooo:rsid="0011a0a4" officeooo:paragraph-rsid="0011a0a4" style:font-size-asian="14pt" style:font-size-complex="16pt"/>
    </style:style>
    <style:style style:name="P12" style:family="paragraph" style:parent-style-name="Standard">
      <style:paragraph-properties fo:text-align="start" style:justify-single-word="false"/>
      <style:text-properties fo:font-size="16pt" officeooo:rsid="00148342" officeooo:paragraph-rsid="00148342" style:font-size-asian="14pt" style:font-size-complex="16pt"/>
    </style:style>
    <style:style style:name="P13" style:family="paragraph" style:parent-style-name="Standard">
      <style:paragraph-properties fo:text-align="start" style:justify-single-word="false"/>
      <style:text-properties fo:font-size="15pt" officeooo:rsid="000ae4d3" officeooo:paragraph-rsid="000ae4d3" style:font-size-asian="15pt" style:font-size-complex="15pt"/>
    </style:style>
    <style:style style:name="P14" style:family="paragraph" style:parent-style-name="Standard">
      <style:paragraph-properties fo:text-align="start" style:justify-single-word="false"/>
      <style:text-properties fo:font-size="15pt" officeooo:rsid="000d71be" officeooo:paragraph-rsid="000d71be" style:font-size-asian="15pt" style:font-size-complex="15pt"/>
    </style:style>
    <style:style style:name="P15" style:family="paragraph" style:parent-style-name="Standard">
      <style:paragraph-properties fo:text-align="start" style:justify-single-word="false"/>
      <style:text-properties fo:font-size="15pt" officeooo:rsid="000ecfef" officeooo:paragraph-rsid="000ecfef" style:font-size-asian="15pt" style:font-size-complex="15pt"/>
    </style:style>
    <style:style style:name="P16" style:family="paragraph" style:parent-style-name="Standard">
      <style:paragraph-properties fo:text-align="start" style:justify-single-word="false"/>
      <style:text-properties fo:font-size="15pt" officeooo:rsid="000bbf45" officeooo:paragraph-rsid="000bbf45" style:font-size-asian="13.1000003814697pt" style:font-size-complex="15pt"/>
    </style:style>
    <style:style style:name="P17" style:family="paragraph" style:parent-style-name="Standard">
      <style:paragraph-properties fo:text-align="start" style:justify-single-word="false"/>
      <style:text-properties fo:font-size="15pt" officeooo:rsid="000d71be" officeooo:paragraph-rsid="0011a0a4" style:font-size-asian="13.1000003814697pt" style:font-size-complex="15pt"/>
    </style:style>
    <style:style style:name="P18" style:family="paragraph" style:parent-style-name="Standard">
      <style:paragraph-properties fo:text-align="center" style:justify-single-word="false"/>
      <style:text-properties fo:font-size="18pt" officeooo:rsid="000a4d69" officeooo:paragraph-rsid="000a4d69" style:font-size-asian="18pt" style:font-size-complex="18pt"/>
    </style:style>
    <style:style style:name="T1" style:family="text">
      <style:text-properties officeooo:rsid="000bbf45"/>
    </style:style>
    <style:style style:name="T2" style:family="text">
      <style:text-properties officeooo:rsid="000ecfef"/>
    </style:style>
    <style:style style:name="T3" style:family="text">
      <style:text-properties officeooo:rsid="00107a40"/>
    </style:style>
    <style:style style:name="T4" style:family="text">
      <style:text-properties officeooo:rsid="0011a0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ΠΡΟΓΡΑΜΜΑΤΙΣΜΟΣ ΣΥΣΤΗΜΑΤΟΣ – ΕΡΓΑΣΙΑ 2</text:p>
      <text:p text:style-name="P1"/>
      <text:p text:style-name="P7">ΠΛΥΜΜΕΝΟΣ ΚΩΝΣΤΑΝΤΙΝΟΣ – 1115201500133</text:p>
      <text:p text:style-name="P3"/>
      <text:p text:style-name="P3"/>
      <text:p text:style-name="P6">To Project αυτο περιεχει τους εξης φακελους :</text:p>
      <text:p text:style-name="P4"/>
      <text:p text:style-name="P13">src/ : περιεχει τα αρχεια πηγαιου κωδικα</text:p>
      <text:p text:style-name="P13">include/ : περιεχει τα αρχεια επικεφαλιδας</text:p>
      <text:p text:style-name="P13">bin/ : σε αυτον τον φακελο δημιουργουνται τα object files</text:p>
      <text:p text:style-name="P13">build/ : σε αυτον τον φακελο δημιουργειται το εκτελεσιμο</text:p>
      <text:p text:style-name="P13">scripts/ : περιεχει τα scripts που ζητουνται</text:p>
      <text:p text:style-name="P13">log/ : σε αυτον τον φακελο δημιουργουνται τα logfiles της εφαρμογης</text:p>
      <text:p text:style-name="P13">documentation/ : περιεχεται το documentation του project</text:p>
      <text:p text:style-name="P13">datasets/ : περιεχονται αρχεια και φακελοι με τα οποια εγινε το testing της εφαρμογης</text:p>
      <text:p text:style-name="P13"/>
      <text:p text:style-name="P13">Παρεχεται Makefile <text:span text:style-name="T1">στο οποιο γινεται seperate compilation</text:span></text:p>
      <text:p text:style-name="P15"/>
      <text:p text:style-name="P15">Η εκτελεση : ./build/JobExecutor -<text:span text:style-name="T3">d docfile -w N οπου N ο αριθμος των workers.</text:span></text:p>
      <text:p text:style-name="P4"/>
      <text:p text:style-name="P8">Επικοινωνια διεργασιων :</text:p>
      <text:p text:style-name="P16"/>
      <text:p text:style-name="P16">Η επικοινωνια μεταξυ του JobExecutor και των παιδιων του γινεται μεσω 2*αριθμος παιδιων <text:s/>named pipes τα οποια ειναι blocking. Στις πρωτες μισες ο JobExecutor γραφει και τα παιδια διαβαζουν και στις υπολοιπες το αντιθετο.</text:p>
      <text:p text:style-name="P17">Blocking pipes σε συνδυασμο με τον καταλληλο χειρισμο της συναρτησης poll() επιτυγχανουν την αναμενομενη επικοινωνια. </text:p>
      <text:p text:style-name="P17"/>
      <text:p text:style-name="P17">Επισης για τον χειρισμο των εντολων του προγραμματος εχει οριστει ενα πρωτοκολλο επικοινωνιας μεταξυ του πατερα και των παιδιων. Συγκεκριμενα εχουν οριστει σταθερου μηκους Headers τα οποια υποδεικνυουν την εντολη που πρεπει να εκτελεστει. Αν δεν υπαρχει κατι να επιστραφει σαν αποτελεσμα ( πχ στην μεταβιβαση των paths ) στελνεται ενας κωδικος DONE.</text:p>
      <text:p text:style-name="P16"/>
      <text:p text:style-name="P9"/>
      <text:p text:style-name="P9"/>
      <text:p text:style-name="P9"/>
      <text:p text:style-name="P9"/>
      <text:p text:style-name="P9"/>
      <text:p text:style-name="P9"><text:soft-page-break/></text:p>
      <text:p text:style-name="P9">Χειρισμος Σηματων :</text:p>
      <text:p text:style-name="P5"/>
      <text:p text:style-name="P14">Η εφαρμογη διαχειριζεται τα εξης signals :</text:p>
      <text:p text:style-name="P14">SIGCHLD , SIGINT , SIGQUIT , SIGTERM</text:p>
      <text:p text:style-name="P14"/>
      <text:p text:style-name="P14">Στην περιπτωση που ληφθει σημα SIGCHLD ο handler του σηματος κανει σετ μια global μεταβλητη η οποια ελεγχεται απο το main loop του JobExecutor για να εξετασει αν καποιο παιδι εχει πεθανει. Αν η μεταβλητη ειναι set τοτε ο JobExecutor με την βοηθεια ενος πινακα με τα pid των παιδιων του και με βαση το index τους στον πινακα αντικαθιστα τον προβληματικο worker με εναν καινουριο στον οποιο μεταβιβαζει τα paths του παλιου.</text:p>
      <text:p text:style-name="P14"/>
      <text:p text:style-name="P14">Στην περιπτωση που ληφθει σημα SIGINT | SIGTERM | SIGQUIT ο handler των σηματων αυτων <text:span text:style-name="T2">αγνοει την default λειτουργια τους, ενημερωνει καταλληλα τον χρηστη και γινεται ομαλος τερματισμος της εφαρμογης σαν να ειχε δωσει ο χρηστης την εντολη exit.</text:span></text:p>
      <text:p text:style-name="P2"/>
      <text:p text:style-name="P10">Αποθηκευση και <text:span text:style-name="T4">X</text:span>ειρισμος Δεδομενων :</text:p>
      <text:p text:style-name="P10"/>
      <text:p text:style-name="P10">Η αποθηκευση των δεδομενων γινεται με την χρηση ενος trie ( απο την προηγουμενη εργασια αλαλ ανανεωμενο) και με την χρηση δυναμικων πινακων. Συγκεκριμενα αποθηκευονται ολα τα paths που διαχειριζεται ο worker των οποιων το id τους ειναι το index που εχουν στον πινακα. Το ιδιο γινεται με τα ονοματα των αρχειων. Υπαρχει ενας πινακας που κανει mapping τα paths στα αρχεια και ενας πινακας που αποθηκευει το περιεχομενο των αρχειων. <text:span text:style-name="T4">Ετσι σε καθε node του postinglist μιας λεξης αποθηκευεται τα identifiers του αρχειου και του μονοπατιου.</text:span></text:p>
      <text:p text:style-name="P10"/>
      <text:p text:style-name="P11">Επισης σε καθε node του postinglist αποθηκευεται μια ακομα λιστα που περιεχει τους αριθμους των γραμμων που βρισκεται η λεξη στο αρχειο και το πρωτο byte της γραμμης ωστε να επιστρεφεται αμεσα η γραμμη που περιεχει την λεξη.</text:p>
      <text:p text:style-name="P11"/>
      <text:p text:style-name="P11"/>
      <text:p text:style-name="P11"/>
      <text:p text:style-name="P11"/>
      <text:p text:style-name="P11"/>
      <text:p text:style-name="P11"/>
      <text:p text:style-name="P11"/>
      <text:p text:style-name="P11"><text:soft-page-break/>Bash Scripts :</text:p>
      <text:p text:style-name="P12"/>
      <text:p text:style-name="P12">Υλοποιουνται 3 scripts ενα για καθε ερωτημα. Τα 3 scripts διαβαζουν τα αρχεια απο τον καταλογο log. Για την ευρεση του αριθμου των αναζητησεων απλα παιρνει το column με την εντολη και εξεταζει αν αυτη ηταν /search και αυξανει εναν μετρητη. Στα αλλα δυο scripts απομονωνονται τα πεδια που περιεχουν την λεξη που αναζητηθηκε και τα μονοπατια που βρεθηκαν με την χρηση της cut και τα αποτελεσματα συνενωνονται με την εντολη paste. Στην συνεχεια με την χρηση της awk για καθε λεξη μετριουνται ποσα μονοπατια εχουν βρεθει και κραταμε μονο τις λεξεις που εχουν βρεθει εστω κ μια φορα. Τελος γινεται σορτ με παραμετρο -u για να εξαλειψουμε τα διπλοτυπα και αναλογα αν θελουμε το μεγιστο η το ελαχιστο χρησιμοποιουμε την head/tai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7:18:23.008451147</meta:creation-date>
    <dc:date>2018-04-29T19:30:36.192679117</dc:date>
    <meta:editing-duration>PT1H31M28S</meta:editing-duration>
    <meta:editing-cycles>4</meta:editing-cycles>
    <meta:generator>LibreOffice/5.1.6.2$Linux_X86_64 LibreOffice_project/10m0$Build-2</meta:generator>
    <meta:document-statistic meta:table-count="0" meta:image-count="0" meta:object-count="0" meta:page-count="3" meta:paragraph-count="27" meta:word-count="596" meta:character-count="3706" meta:non-whitespace-character-count="3133"/>
  </office:meta>
</office:document-meta>
</file>